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ca1" officeooo:paragraph-rsid="00189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21:33:30.073928358</meta:creation-date>
    <dc:date>2024-01-12T21:34:43.526234406</dc:date>
    <meta:editing-duration>PT1M1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